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 style:family="paragraph" style:parent-style-name="Heading_20_2">
      <style:paragraph-properties fo:margin-top="0.25in" fo:margin-bottom="0.0555in" loext:contextual-spacing="false" fo:line-height="100%" fo:keep-together="auto" fo:keep-with-next="auto"/>
    </style:style>
    <style:style style:name="P6" style:family="paragraph" style:parent-style-name="Heading_20_2">
      <style:paragraph-properties fo:break-before="page"/>
    </style:style>
    <style:style style:name="P7" style:family="paragraph" style:parent-style-name="Title" style:master-page-name="First_20_Page">
      <style:paragraph-properties fo:text-align="center" style:justify-single-word="false" style:page-number="1"/>
    </style:style>
    <style:style style:name="T1" style:family="text">
      <style:text-properties style:text-underline-style="none"/>
    </style:style>
    <style:style style:name="T2" style:family="text">
      <style:text-properties fo:background-color="#d9d9d9" loext:char-shading-value="0"/>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y3g5v353z4xr"/>Utilisation du script smartdisk.sh pour tester la fiabilité d'un disque</text:p>
      <text:p text:style-name="Heading_20_2"><text:bookmark text:name="_75maxbcczxsz"/>Description:</text:p>
      <text:p text:style-name="Standard">Script permettant: </text:p>
      <text:list xml:id="list3666150363" text:style-name="WWNum2">
        <text:list-item>
          <text:p text:style-name="P1">D'afficher le numéro de série d'un disque dur. </text:p>
        </text:list-item>
        <text:list-item>
          <text:p text:style-name="P1">D'afficher le temps en fonctionnement d'un disque dur. </text:p>
        </text:list-item>
        <text:list-item>
          <text:p text:style-name="P1">D'afficher une date préventive pour le changement d'un disque dur avant une éventuelle panne fatale.</text:p>
        </text:list-item>
        <text:list-item>
          <text:p text:style-name="P1">D’afficher le tableaux des valeurs S.M.A.R.T du constructeur. </text:p>
        </text:list-item>
        <text:list-item>
          <text:p text:style-name="P1">Effectue les testes S.M.A.R.T sur un disque dur.</text:p>
        </text:list-item>
      </text:list>
      <text:p text:style-name="Heading_20_2"><text:bookmark text:name="_odue3l9mo86k"/>Usage:</text:p>
      <text:p text:style-name="Standard"><text:span text:style-name="T2"><text:s/>./smartdisk.sh</text:span></text:p>
      <text:p text:style-name="Standard">Exécuter le script en root!</text:p>
      <text:p text:style-name="Heading_20_2"><text:bookmark text:name="_obzhepx3ytg"/>Compatibilité:</text:p>
      <text:p text:style-name="Standard">Les disques durs supportant les attributs S.M.A.R.T sont:</text:p>
      <text:p text:style-name="Standard">Samsung, Seagate, IBM (Hitachi), Fujitsu, Maxtor, Western Digital.</text:p>
      <text:p text:style-name="Standard"/>
      <text:p text:style-name="Standard">Ce script s'est basé sur la données Power-On Hours (POH) pour déterminer la date de l'erreur fatale possible. </text:p>
      <text:p text:style-name="Standard">Mais certains constructeurs utilisent cette données en minutes par conséquent ce script ne sera pas compatible.</text:p>
      <text:p text:style-name="P5"><text:bookmark text:name="_vbz7lgcxiuhm"/>Données utilisées:</text:p>
      <text:p text:style-name="Standard">un jour = 24h</text:p>
      <text:p text:style-name="Standard">une semaine = 168h</text:p>
      <text:p text:style-name="Standard">un mois = 730.001h</text:p>
      <text:p text:style-name="Standard">un ans = 8760h</text:p>
      <text:p text:style-name="Heading_20_2"><text:bookmark text:name="_sammqzohi7ab"/></text:p>
      <text:p text:style-name="P6"><text:bookmark text:name="_b64hpmjsm7b2"/>Donnée de seuil:</text:p>
      <text:p text:style-name="Standard">D'après mes recherches le seuil max pour la durée de vie d'un disque dur en production est d'environ 30 000 heures maximum, mais après vérification sur d’autres disques on peut augmenter le seuil jusqu'à 40 000 heures au delà par contre la durée de vie du disque n’est plus garantie.</text:p>
      <text:p text:style-name="Standard"><text:s/></text:p>
      <text:p text:style-name="Standard">D'après cette information la probabilité de panne par l'usure naturelle est:</text:p>
      <text:p text:style-name="Standard">Plus petit ou égal à 20000 ==&gt; [ ~0% ]</text:p>
      <text:p text:style-name="Standard">Entre 20001 et 24999 ==&gt; [ ~20% ]</text:p>
      <text:p text:style-name="Standard">Entre 25000 et 29999 ==&gt; [ ~40% ]</text:p>
      <text:p text:style-name="Standard">Entre 30000 et 34999 ==&gt; [ ~60% ]</text:p>
      <text:p text:style-name="Standard">Entre 35000 et 39999 ==&gt; [ ~80% ]</text:p>
      <text:p text:style-name="Standard">Plus grand ou égal à 40000 ==&gt; [ ~100% ]</text:p>
      <text:p text:style-name="Standard"/>
      <text:p text:style-name="Heading_20_2"><text:bookmark text:name="_rlghm6smt94"/>Lecture des valeurs du tableau S.M.A.R.T</text:p>
      <text:p text:style-name="Standard"/>
      <table:table table:name="Table1" table:style-name="Table1">
        <table:table-column table:style-name="Table1.A" table:number-columns-repeated="2"/>
        <table:table-row table:style-name="Table1.1">
          <table:table-cell table:style-name="Table1.A1" office:value-type="string">
            <text:p text:style-name="P2">Colonne</text:p>
          </table:table-cell>
          <table:table-cell table:style-name="Table1.A1" office:value-type="string">
            <text:p text:style-name="P2">Description</text:p>
          </table:table-cell>
        </table:table-row>
        <table:table-row table:style-name="Table1.1">
          <table:table-cell table:style-name="Table1.A2" office:value-type="string">
            <text:p text:style-name="Standard">VALUE</text:p>
          </table:table-cell>
          <table:table-cell table:style-name="Table1.B2" office:value-type="string">
            <text:p text:style-name="Standard">Représente l’indice de fiabilité.</text:p>
          </table:table-cell>
        </table:table-row>
        <table:table-row table:style-name="Table1.1">
          <table:table-cell table:style-name="Table1.A3" office:value-type="string">
            <text:p text:style-name="Standard">WORST</text:p>
          </table:table-cell>
          <table:table-cell table:style-name="Table1.B3" office:value-type="string">
            <text:p text:style-name="Standard">Représente la plus petite valeur de VALUE enregistrée.</text:p>
          </table:table-cell>
        </table:table-row>
        <table:table-row table:style-name="Table1.1">
          <table:table-cell table:style-name="Table1.A4" office:value-type="string">
            <text:p text:style-name="P3">THRESH</text:p>
          </table:table-cell>
          <table:table-cell table:style-name="Table1.B4" office:value-type="string">
            <text:p text:style-name="P3">Représente la valeur limite avant une dégradation ou un risque de panne. </text:p>
          </table:table-cell>
        </table:table-row>
        <table:table-row table:style-name="Table1.1">
          <table:table-cell table:style-name="Table1.A5" office:value-type="string">
            <text:p text:style-name="P3">WHEN_FAILED</text:p>
          </table:table-cell>
          <table:table-cell table:style-name="Table1.B5" office:value-type="string">
            <text:p text:style-name="P3">S’il y a une erreur cela affiche la probabilité de panne:</text:p>
            <text:list xml:id="list2387385713" text:style-name="WWNum1">
              <text:list-item>
                <text:p text:style-name="P4">Failing_Now: panne imminente.</text:p>
              </text:list-item>
              <text:list-item>
                <text:p text:style-name="P4">In_the_past: indique qu’il y a eu une anomalie par le passé.</text:p>
              </text:list-item>
            </text:list>
          </table:table-cell>
        </table:table-row>
        <table:table-row table:style-name="Table1.1">
          <table:table-cell table:style-name="Table1.A6" office:value-type="string">
            <text:p text:style-name="P3">RAW_VALUE</text:p>
          </table:table-cell>
          <table:table-cell table:style-name="Table1.B6" office:value-type="string">
            <text:p text:style-name="P3">Valeur mesuré.</text:p>
          </table:table-cell>
        </table:table-row>
      </table:table>
      <text:p text:style-name="Standard"/>
      <text:p text:style-name="Heading_20_2"><text:bookmark text:name="_vl77vgyhu4oa"/>Important:</text:p>
      <text:p text:style-name="Standard">Il faut que les valeurs de la colonne <text:s/>VALUE soient toujours supérieures aux valeurs de la colonne THRESH, si c’est pas le cas cela veut dire qu’il y a un problème sur la ligne en question.</text:p>
      <text:p text:style-name="P6"><text:bookmark text:name="_5l78obwbf1zm"/>Les pannes courantes, voir tableau S.M.A.R.T:</text:p>
      <text:p text:style-name="Standard"/>
      <table:table table:name="Table2" table:style-name="Table2">
        <table:table-column table:style-name="Table2.A" table:number-columns-repeated="2"/>
        <table:table-row table:style-name="Table2.1">
          <table:table-cell table:style-name="Table2.A1" office:value-type="string">
            <text:p text:style-name="P2">Ligne par ID</text:p>
          </table:table-cell>
          <table:table-cell table:style-name="Table2.A1" office:value-type="string">
            <text:p text:style-name="P2">Panne</text:p>
          </table:table-cell>
        </table:table-row>
        <table:table-row table:style-name="Table2.1">
          <table:table-cell table:style-name="Table2.A2" office:value-type="string">
            <text:p text:style-name="P3">01</text:p>
          </table:table-cell>
          <table:table-cell table:style-name="Table2.B2" office:value-type="string">
            <text:p text:style-name="P3">Surface du disque ou tête de lecture dégradée.</text:p>
          </table:table-cell>
        </table:table-row>
        <table:table-row table:style-name="Table2.1">
          <table:table-cell table:style-name="Table2.A3" office:value-type="string">
            <text:p text:style-name="P3">02</text:p>
          </table:table-cell>
          <table:table-cell table:style-name="Table2.B3" office:value-type="string">
            <text:p text:style-name="P3">Problème générale.</text:p>
          </table:table-cell>
        </table:table-row>
        <table:table-row table:style-name="Table2.1">
          <table:table-cell table:style-name="Table2.A4" office:value-type="string">
            <text:p text:style-name="P3">05</text:p>
          </table:table-cell>
          <table:table-cell table:style-name="Table2.B4" office:value-type="string">
            <text:p text:style-name="P3">Trop de secteurs réalloués la vitesse de lecture et écriture diminue.</text:p>
          </table:table-cell>
        </table:table-row>
        <table:table-row table:style-name="Table2.1">
          <table:table-cell table:style-name="Table2.A5" office:value-type="string">
            <text:p text:style-name="P3">07, 08, 10, 198 et 11</text:p>
          </table:table-cell>
          <table:table-cell table:style-name="Table2.B5" office:value-type="string">
            <text:p text:style-name="P3">Dégradation du sous-système mécanique.</text:p>
          </table:table-cell>
        </table:table-row>
        <table:table-row table:style-name="Table2.1">
          <table:table-cell table:style-name="Table2.A6" office:value-type="string">
            <text:p text:style-name="P3">191</text:p>
          </table:table-cell>
          <table:table-cell table:style-name="Table2.B6" office:value-type="string">
            <text:p text:style-name="P3">Erreurs dues à des chocs externes ou vibrations violentes.</text:p>
          </table:table-cell>
        </table:table-row>
      </table:table>
      <text:p text:style-name="Standard"/>
      <text:p text:style-name="Standard"/>
      <text:p text:style-name="Standard">Documentation : <text:a xlink:type="simple" xlink:href="https://fr.wikipedia.org/wiki/Self-Monitoring%2C_Analysis_and_Reporting_Technology" text:style-name="ListLabel_20_19" text:visited-style-name="ListLabel_20_19"><text:span text:style-name="T3">https://fr.wikipedia.org/wiki/Self-Monitoring%2C_Analysis_and_Reporting_Technology</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62" meta:word-count="417" meta:character-count="2533" meta:non-whitespace-character-count="2175"/>
    <meta:generator>LibreOfficeDev/6.0.5.2$Linux_X86_64 LibreOffice_project/</meta:generator>
  </office:meta>
</office:document-meta>
</file>